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d86e57" officeooo:paragraph-rsid="00d86e57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1eed6b" officeooo:paragraph-rsid="00dad21f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1eed6b" officeooo:paragraph-rsid="00e645c5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cd1d85" officeooo:paragraph-rsid="00dad21f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1" fo:font-size="10pt" fo:font-weight="normal" officeooo:rsid="00cd1d85" officeooo:paragraph-rsid="00dad21f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a71056" officeooo:paragraph-rsid="00dad21f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c06615" officeooo:paragraph-rsid="00dad21f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use-window-font-color="true" style:font-name="Arial1" fo:font-size="10pt" fo:font-weight="normal" officeooo:rsid="008eb634" officeooo:paragraph-rsid="00e4e462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1" fo:font-size="10pt" fo:font-weight="normal" officeooo:rsid="00888dd3" officeooo:paragraph-rsid="00087c3c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ce9e60" officeooo:paragraph-rsid="00ce9e60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8c10c5" officeooo:paragraph-rsid="00dad21f" style:font-size-asian="10pt" style:font-size-complex="10pt"/>
    </style:style>
    <style:style style:name="P14" style:family="paragraph" style:parent-style-name="Standard">
      <style:text-properties style:use-window-font-color="true" style:font-name="Arial1" fo:font-size="10pt" officeooo:rsid="00cd1d85" officeooo:paragraph-rsid="00dad21f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a71056" officeooo:paragraph-rsid="00dad21f" fo:background-color="transparen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1" fo:font-size="10pt" fo:font-style="italic" fo:font-weight="normal" officeooo:rsid="00c1b121" officeooo:paragraph-rsid="00ce9e60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8a0d74" officeooo:paragraph-rsid="007c929e" fo:background-color="transparent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Arial1" fo:font-size="10pt" fo:font-weight="normal" officeooo:rsid="00a19262" officeooo:paragraph-rsid="00087c3c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7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8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29" style:family="paragraph" style:parent-style-name="Standard">
      <style:text-properties style:font-name="Arial1" fo:font-size="10pt" officeooo:rsid="00087c3c" officeooo:paragraph-rsid="00baa73a" style:font-size-asian="10pt" style:font-size-complex="10pt"/>
    </style:style>
    <style:style style:name="P30" style:family="paragraph" style:parent-style-name="Standard">
      <style:text-properties style:font-name="Arial1" fo:font-size="10pt" officeooo:rsid="00087c3c" officeooo:paragraph-rsid="00d429d1" style:font-size-asian="10pt" style:font-size-complex="10pt"/>
    </style:style>
    <style:style style:name="P31" style:family="paragraph" style:parent-style-name="Standard">
      <style:text-properties officeooo:paragraph-rsid="00087c3c"/>
    </style:style>
    <style:style style:name="P32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7ca86" officeooo:paragraph-rsid="00087c3c" style:font-size-asian="10pt" style:font-style-asian="normal" style:font-weight-asian="normal" style:font-size-complex="10pt" style:font-weight-complex="normal" style:text-emphasize="none"/>
    </style:style>
    <style:style style:name="P33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b5d251" officeooo:paragraph-rsid="00087c3c" style:font-size-asian="10pt" style:font-style-asian="normal" style:font-weight-asian="normal" style:text-emphasize="none"/>
    </style:style>
    <style:style style:name="P34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0e47107" fo:background-color="transparent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text-properties officeooo:paragraph-rsid="00d429d1"/>
    </style:style>
    <style:style style:name="P36" style:family="paragraph" style:parent-style-name="Standard">
      <style:text-properties officeooo:paragraph-rsid="00e47107"/>
    </style:style>
    <style:style style:name="P3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38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39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40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41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42" style:family="paragraph" style:parent-style-name="Table_20_Contents">
      <style:text-properties style:font-name="Arial1" fo:font-size="10pt" officeooo:rsid="00d86e57" officeooo:paragraph-rsid="00d86e57" fo:background-color="transparent" style:font-size-asian="10pt" style:font-size-complex="10pt"/>
    </style:style>
    <style:style style:name="P4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4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45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46" style:family="paragraph" style:parent-style-name="Table_20_Contents">
      <style:text-properties style:font-name="Arial1" fo:font-size="10pt" officeooo:rsid="00de0539" officeooo:paragraph-rsid="00eb0712" fo:background-color="transparent" style:font-size-asian="10pt" style:font-size-complex="10pt"/>
    </style:style>
    <style:style style:name="P47" style:family="paragraph" style:parent-style-name="Standard" style:master-page-name="Landscape">
      <style:paragraph-properties fo:text-align="start" style:justify-single-word="false" style:page-number="auto"/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8" style:family="paragraph" style:parent-style-name="Standard">
      <style:text-properties style:font-name="Arial1" fo:font-size="10pt" officeooo:rsid="00087c3c" officeooo:paragraph-rsid="00eb0712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ca86" style:font-weight-asian="normal" style:font-weight-complex="normal"/>
    </style:style>
    <style:style style:name="T4" style:family="text">
      <style:text-properties fo:font-weight="normal" officeooo:rsid="004715f6" style:font-weight-asian="normal" style:font-weight-complex="normal"/>
    </style:style>
    <style:style style:name="T5" style:family="text">
      <style:text-properties fo:font-weight="normal" officeooo:rsid="00d429d1" style:font-weight-asian="normal" style:font-weight-complex="normal"/>
    </style:style>
    <style:style style:name="T6" style:family="text">
      <style:text-properties fo:font-weight="normal" officeooo:rsid="00de0539" style:font-weight-asian="normal" style:font-weight-complex="normal"/>
    </style:style>
    <style:style style:name="T7" style:family="text">
      <style:text-properties fo:font-weight="normal" fo:background-color="transparent" loext:char-shading-value="0" style:font-weight-asian="normal" style:font-weight-complex="normal"/>
    </style:style>
    <style:style style:name="T8" style:family="text">
      <style:text-properties fo:font-weight="normal" officeooo:rsid="00b30100" fo:background-color="transparent" loext:char-shading-value="0" style:font-weight-asian="normal" style:font-weight-complex="normal"/>
    </style:style>
    <style:style style:name="T9" style:family="text">
      <style:text-properties fo:font-weight="normal" officeooo:rsid="00b7aa90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c39935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c5f2ae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cc5ebd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b8a987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d65b28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d7805c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d89803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d916c5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c06615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d11112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ddbe13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dfd7fa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e645c5" fo:background-color="transparent" loext:char-shading-value="0" style:font-weight-asian="normal" style:font-weight-complex="normal"/>
    </style:style>
    <style:style style:name="T23" style:family="text">
      <style:text-properties fo:font-weight="normal" officeooo:rsid="012cda9c" fo:background-color="transparent" loext:char-shading-value="0" style:font-weight-asian="normal" style:font-weight-complex="normal"/>
    </style:style>
    <style:style style:name="T24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5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26" style:family="text">
      <style:text-properties style:font-name="Arial2" fo:font-size="10pt" officeooo:rsid="00baa73a" style:font-size-asian="10pt" style:font-size-complex="10pt"/>
    </style:style>
    <style:style style:name="T27" style:family="text">
      <style:text-properties style:font-name="Arial2" officeooo:rsid="00baa73a"/>
    </style:style>
    <style:style style:name="T28" style:family="text">
      <style:text-properties officeooo:rsid="0084e411"/>
    </style:style>
    <style:style style:name="T29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dfd7fa" style:font-size-asian="10pt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e47107" style:font-size-asian="10pt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e90c14" style:font-size-asian="10pt" style:font-style-asian="normal" style:font-weight-asian="normal" style:text-emphasize="none"/>
    </style:style>
    <style:style style:name="T33" style:family="text">
      <style:text-properties officeooo:rsid="000c6bcc"/>
    </style:style>
    <style:style style:name="T34" style:family="text">
      <style:text-properties officeooo:rsid="0007ca86"/>
    </style:style>
    <style:style style:name="T35" style:family="text">
      <style:text-properties officeooo:rsid="000d80b4"/>
    </style:style>
    <style:style style:name="T36" style:family="text">
      <style:text-properties style:font-name="Arial1" fo:font-size="10pt" officeooo:rsid="00087c3c" style:font-size-asian="10pt" style:font-size-complex="10pt"/>
    </style:style>
    <style:style style:name="T37" style:family="text">
      <style:text-properties style:font-name="Arial1" fo:font-size="10pt" officeooo:rsid="00baa73a" style:font-size-asian="10pt" style:font-size-complex="10pt"/>
    </style:style>
    <style:style style:name="T38" style:family="text">
      <style:text-properties style:font-name="Arial1" fo:font-size="10pt" officeooo:rsid="00d429d1" style:font-size-asian="10pt" style:font-size-complex="10pt"/>
    </style:style>
    <style:style style:name="T39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40" style:family="text">
      <style:text-properties style:font-name="Arial1" fo:font-size="10pt" fo:font-weight="normal" officeooo:rsid="00baa73a" style:font-size-asian="10pt" style:font-weight-asian="normal" style:font-size-complex="10pt" style:font-weight-complex="normal"/>
    </style:style>
    <style:style style:name="T41" style:family="text">
      <style:text-properties style:font-name="Arial1" fo:font-size="10pt" fo:font-weight="normal" officeooo:rsid="00d429d1" style:font-size-asian="10pt" style:font-weight-asian="normal" style:font-size-complex="10pt" style:font-weight-complex="normal"/>
    </style:style>
    <style:style style:name="T42" style:family="text">
      <style:text-properties style:font-name="Arial1" fo:font-size="10pt" fo:font-weight="normal" officeooo:rsid="00b8c798" style:font-size-asian="10pt" style:font-weight-asian="normal" style:font-size-complex="10pt" style:font-weight-complex="normal"/>
    </style:style>
    <style:style style:name="T43" style:family="text">
      <style:text-properties style:font-name="Arial1" fo:font-size="10pt" fo:font-weight="normal" officeooo:rsid="00dad21f" style:font-size-asian="10pt" style:font-weight-asian="normal" style:font-size-complex="10pt" style:font-weight-complex="normal"/>
    </style:style>
    <style:style style:name="T44" style:family="text">
      <style:text-properties style:font-name="Arial1" fo:font-size="10pt" fo:font-weight="normal" officeooo:rsid="00dc5ee9" style:font-size-asian="10pt" style:font-weight-asian="normal" style:font-size-complex="10pt" style:font-weight-complex="normal"/>
    </style:style>
    <style:style style:name="T45" style:family="text">
      <style:text-properties style:font-name="Arial1" fo:font-size="10pt" fo:font-weight="normal" officeooo:rsid="00dfd7fa" style:font-size-asian="10pt" style:font-weight-asian="normal" style:font-size-complex="10pt" style:font-weight-complex="normal"/>
    </style:style>
    <style:style style:name="T46" style:family="text">
      <style:text-properties style:font-name="Arial1" fo:font-size="10pt" fo:font-weight="normal" officeooo:rsid="00e47107" style:font-size-asian="10pt" style:font-weight-asian="normal" style:font-size-complex="10pt" style:font-weight-complex="normal"/>
    </style:style>
    <style:style style:name="T47" style:family="text">
      <style:text-properties style:font-name="Arial1" officeooo:rsid="00dfd7fa" style:font-weight-complex="normal"/>
    </style:style>
    <style:style style:name="T48" style:family="text">
      <style:text-properties style:font-name="Arial1" officeooo:rsid="00e47107" style:font-weight-complex="normal"/>
    </style:style>
    <style:style style:name="T49" style:family="text">
      <style:text-properties officeooo:rsid="009e054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baa73a"/>
    </style:style>
    <style:style style:name="T52" style:family="text">
      <style:text-properties officeooo:rsid="00dad21f"/>
    </style:style>
    <style:style style:name="T53" style:family="text">
      <style:text-properties officeooo:rsid="00dad794"/>
    </style:style>
    <style:style style:name="T54" style:family="text">
      <style:text-properties officeooo:rsid="00dc5ee9"/>
    </style:style>
    <style:style style:name="T55" style:family="text">
      <style:text-properties officeooo:rsid="00dfd7fa"/>
    </style:style>
    <style:style style:name="T56" style:family="text">
      <style:text-properties officeooo:rsid="00e24488"/>
    </style:style>
    <style:style style:name="T57" style:family="text">
      <style:text-properties officeooo:rsid="00e47107"/>
    </style:style>
    <style:style style:name="T58" style:family="text">
      <style:text-properties officeooo:rsid="00b1c9b7"/>
    </style:style>
    <style:style style:name="T59" style:family="text">
      <style:text-properties officeooo:rsid="00c3e15e"/>
    </style:style>
    <style:style style:name="T60" style:family="text">
      <style:text-properties officeooo:rsid="00e645c5"/>
    </style:style>
    <style:style style:name="T61" style:family="text">
      <style:text-properties officeooo:rsid="00eb071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OJET P<text:span text:style-name="T49">acman</text:span></text:p>
      <text:p text:style-name="P20"/>
      <text:p text:style-name="P20"/>
      <text:p text:style-name="P20"><draw:frame draw:style-name="fr1" draw:name="Cadre7" text:anchor-type="paragraph" svg:x="0.034cm" svg:y="0.233cm" svg:width="17.082cm" draw:z-index="1"><draw:text-box fo:min-height="0.79cm"><text:p text:style-name="P23">FICHE DE SPÉCIFICATION DE L’US N° : <text:span text:style-name="T52">151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44">Historique des modifications</text:p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40">version</text:p>
          </table:table-cell>
          <table:table-cell table:style-name="Tableau2.B2" office:value-type="string">
            <text:p text:style-name="P40">Date</text:p>
          </table:table-cell>
          <table:table-cell table:style-name="Tableau2.C2" office:value-type="string">
            <text:p text:style-name="P40">Auteur de la modification</text:p>
          </table:table-cell>
          <table:table-cell table:style-name="Tableau2.D2" office:value-type="string">
            <text:p text:style-name="P40">statut<text:note text:id="ftn1" text:note-class="footnote"><text:note-citation>1</text:note-citation><text:note-body><text:p text:style-name="P45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40">00</text:p>
          </table:table-cell>
          <table:table-cell table:style-name="Tableau2.B3" office:value-type="string">
            <text:p text:style-name="P41"><text:span text:style-name="T54">07</text:span>/0<text:span text:style-name="T54">3</text:span>/201<text:span text:style-name="T53">9</text:span></text:p>
          </table:table-cell>
          <table:table-cell table:style-name="Tableau2.C3" office:value-type="string">
            <text:p text:style-name="P41">GC</text:p>
          </table:table-cell>
          <table:table-cell table:style-name="Tableau2.D3" office:value-type="string">
            <text:p text:style-name="P42"/>
          </table:table-cell>
        </table:table-row>
        <table:table-row>
          <table:table-cell table:style-name="Tableau2.A2" office:value-type="string">
            <text:p text:style-name="P40">01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2"/>
          </table:table-cell>
          <table:table-cell table:style-name="Tableau2.D4" office:value-type="string">
            <text:p text:style-name="P2"/>
          </table:table-cell>
        </table:table-row>
      </table:table>
      <text:p text:style-name="P26"><draw:frame draw:style-name="fr1" draw:name="Cadre2" text:anchor-type="paragraph" svg:x="0.018cm" svg:y="0.37cm" svg:width="17.03cm" draw:z-index="0"><draw:text-box fo:min-height="0.79cm"><text:p text:style-name="P31"><text:span text:style-name="T36">FONCTIONNALIT</text:span><text:span text:style-name="T39">É : </text:span><text:span text:style-name="T45">Choisir</text:span><text:span text:style-name="T29"> le domaine </text:span><text:span text:style-name="T31">pour lequel </text:span><text:span text:style-name="T30">e</text:span><text:span text:style-name="T31">ffacer</text:span><text:span text:style-name="T30"> les données </text:span><text:span text:style-name="T32">dans mon espace de travail</text:span></text:p><text:p text:style-name="P33"/><text:p text:style-name="P25"/><text:p text:style-name="P32"/><text:p text:style-name="P10"/></draw:text-box></draw:frame><draw:frame draw:style-name="fr1" draw:name="Cadre8" text:anchor-type="paragraph" svg:x="-0.034cm" svg:y="3.339cm" svg:width="17.014cm" draw:z-index="2"><draw:text-box fo:min-height="0.79cm"><text:p text:style-name="P48"><text:span text:style-name="T35">PROFIL</text:span> D'UTILISAT<text:span text:style-name="T35">EURS</text:span> CONCERN<text:span text:style-name="T3">É : </text:span><text:span text:style-name="T6">Producteur, </text:span><text:span text:style-name="T23">adm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8"/>
            <text:p text:style-name="P43">Description</text:p>
            <text:p text:style-name="P38"/>
          </table:table-cell>
          <table:covered-table-cell/>
        </table:table-row>
        <table:table-row>
          <table:table-cell table:style-name="Tableau1.A2" office:value-type="string">
            <text:p text:style-name="P39">En tant que</text:p>
          </table:table-cell>
          <table:table-cell table:style-name="Tableau1.B4" office:value-type="string">
            <text:p text:style-name="P46">producteur <text:span text:style-name="T61">ou administrateur</text:span></text:p>
          </table:table-cell>
        </table:table-row>
        <table:table-row>
          <table:table-cell table:style-name="Tableau1.A2" office:value-type="string">
            <text:p text:style-name="P39">Je veux</text:p>
          </table:table-cell>
          <table:table-cell table:style-name="Tableau1.B4" office:value-type="string">
            <text:p text:style-name="P34"><text:span text:style-name="T48">c</text:span><text:span text:style-name="T47">hoisir</text:span> le domaine <text:span text:style-name="T57">pour lequel effacer les données</text:span></text:p>
          </table:table-cell>
        </table:table-row>
        <table:table-row>
          <table:table-cell table:style-name="Tableau1.A2" office:value-type="string">
            <text:p text:style-name="P39">Afin de/<text:span text:style-name="T28">que</text:span></text:p>
          </table:table-cell>
          <table:table-cell table:style-name="Tableau1.B4" office:value-type="string">
            <text:p text:style-name="P17">pouvoir <text:span text:style-name="T56">accéder aux</text:span> dimensions <text:span text:style-name="T55">du domaine</text:span> <text:span text:style-name="T52">pour les données à effacer</text:span></text:p>
          </table:table-cell>
        </table:table-row>
      </table:table>
      <text:p text:style-name="P19"><draw:frame draw:style-name="fr1" draw:name="Cadre10" text:anchor-type="paragraph" svg:x="0.044cm" svg:y="2.958cm" svg:width="17.014cm" draw:z-index="8"><draw:text-box fo:min-height="0.79cm"><text:p text:style-name="P29"><text:span text:style-name="T51">ZONE DE L’ </text:span><text:span text:style-name="T27">É</text:span><text:span text:style-name="T51">CRAN DE D</text:span><text:span text:style-name="T3">É</text:span><text:span text:style-name="T5">PART</text:span><text:span text:style-name="T3"> : </text:span><text:span text:style-name="T5">Menu déroulant concernant le domaine</text:span></text:p></draw:text-box></draw:frame><draw:frame draw:style-name="fr1" draw:name="Cadre1" text:anchor-type="paragraph" svg:x="0.037cm" svg:y="0.243cm" svg:width="17.03cm" draw:z-index="9"><draw:text-box fo:min-height="0.79cm"><text:p text:style-name="P35"><text:span text:style-name="T26">É</text:span><text:span text:style-name="T37">CRAN</text:span><text:span text:style-name="T38"> DE D</text:span><text:span text:style-name="T39">É</text:span><text:span text:style-name="T41">PART</text:span><text:span text:style-name="T39"> : </text:span><text:span text:style-name="T40">Choix de</text:span><text:span text:style-name="T42">s paramètres d’</text:span><text:span text:style-name="T46">effacement</text:span><text:span text:style-name="T43"> des données </text:span><text:span text:style-name="T44">dans mon espace de travail</text:span></text:p></draw:text-box></draw:frame><draw:frame draw:style-name="fr1" draw:name="Cadre11" text:anchor-type="paragraph" svg:x="0.044cm" svg:y="1.52cm" svg:width="17.03cm" draw:z-index="10"><draw:text-box fo:min-height="0.79cm"><text:p text:style-name="P36"><text:span text:style-name="T26">É</text:span><text:span text:style-name="T37">CRAN</text:span><text:span text:style-name="T38"> D’ARRIV</text:span><text:span text:style-name="T39">É</text:span><text:span text:style-name="T41">E</text:span><text:span text:style-name="T39"> : </text:span><text:span text:style-name="T40">Choix de</text:span><text:span text:style-name="T42">s paramètres d’</text:span><text:span text:style-name="T46">effacement</text:span><text:span text:style-name="T43"> des données </text:span><text:span text:style-name="T44">dans mon espace de travail</text:span></text:p></draw:text-box></draw:frame><draw:frame draw:style-name="fr1" draw:name="Cadre12" text:anchor-type="paragraph" svg:x="0.044cm" svg:y="4.235cm" svg:width="17.014cm" draw:z-index="11"><draw:text-box fo:min-height="0.79cm"><text:p text:style-name="P30"><text:span text:style-name="T51">ZONE DE L’ </text:span><text:span text:style-name="T27">É</text:span><text:span text:style-name="T51">CRAN D’ARRIV</text:span><text:span text:style-name="T3">É</text:span><text:span text:style-name="T5">E</text:span><text:span text:style-name="T3"> : </text:span><text:span text:style-name="T5">Sous le menu déroulant concernant le domaine</text:span></text:p></draw:text-box></draw:frame></text:p>
      <text:p text:style-name="P19"/>
      <text:p text:style-name="P19"><draw:frame draw:style-name="fr2" draw:name="Cadre4" text:anchor-type="paragraph" svg:x="0.316cm" svg:y="0.868cm" svg:width="16.923cm" draw:z-index="3"><draw:text-box fo:min-height="1.939cm"><text:p text:style-name="P27"><text:span text:style-name="T2">Pré-requis à la mise en œuvre de la fonctionnalité</text:span><text:span text:style-name="T3"> : </text:span></text:p><text:p text:style-name="P9">Avoir choisi d<text:span text:style-name="T58">e créer le paramétrage d’une nouvel effacement dans mon espace de travail </text:span>(US n°<text:span text:style-name="T59">1500</text:span>)</text:p></draw:text-box></draw:frame><draw:frame draw:style-name="fr2" draw:name="Cadre3" text:anchor-type="paragraph" svg:x="0.236cm" svg:y="3.267cm" svg:width="16.953cm" draw:z-index="6"><draw:text-box fo:min-height="2.738cm"><text:p text:style-name="P21">Liste des r<text:span text:style-name="T33">è</text:span>gles de gestion à appliquer pour cette fonctionnalité<text:span text:style-name="T34"> : </text:span></text:p><text:p text:style-name="P11"/></draw:text-box></draw:frame>SPÉCIFICATIONS DÉTAILLÉES</text:p>
      <text:p text:style-name="P24"/>
      <text:p text:style-name="P24"><draw:frame draw:style-name="fr2" draw:name="Cadre5" text:anchor-type="paragraph" svg:x="0.57cm" svg:y="0.256cm" svg:width="16.974cm" draw:z-index="5"><draw:text-box fo:min-height="14.97cm"><text:p text:style-name="P28"><text:span text:style-name="T50">Description de la fonctionnalité : </text:span><text:span text:style-name="T4">cf. exemple d'écran en annexe de la fiche</text:span></text:p><text:p text:style-name="P13"><text:span text:style-name="T7">En </text:span><text:span text:style-name="T16">cliquant sur le bouton « Domaine », un</text:span><text:span text:style-name="T8"> menu déroulant </text:span><text:span text:style-name="T16">affiche</text:span><text:span text:style-name="T8"> </text:span><text:span text:style-name="T14">l</text:span><text:span text:style-name="T13">a liste </text:span><text:span text:style-name="T10">des d</text:span><text:span text:style-name="T16">omaines qui permet de sélectionner le domaine dont les données sont </text:span><text:span text:style-name="T21">à </text:span><text:span text:style-name="T22">effacer</text:span><text:span text:style-name="T20"> dans l’espace de travail de l’utilisateur</text:span><text:span text:style-name="T15">. </text:span><text:span text:style-name="T7">En choisissant l</text:span><text:span text:style-name="T9">e domaine</text:span><text:span text:style-name="T8">, </text:span><text:span text:style-name="T14">l</text:span><text:span text:style-name="T13">a liste </text:span><text:span text:style-name="T10">des dimensions </text:span><text:span text:style-name="T17">(hors domaine)</text:span><text:span text:style-name="T10"> </text:span><text:span text:style-name="T14">sous forme de un bouton par dimension</text:span><text:span text:style-name="T10"> </text:span><text:span text:style-name="T12">s’affiche </text:span><text:span text:style-name="T14">en ligne</text:span><text:span text:style-name="T12"> sous le menu déroulant du domaine.</text:span><text:span text:style-name="T13"> </text:span><text:span text:style-name="T15">Chaque bouton permet de choisir les modalités à afficher dans le tableau. </text:span><text:span text:style-name="T18">L’identifiant métier de la dimension figure sur le bouton.</text:span></text:p><text:p text:style-name="P8"/><text:p text:style-name="P14"><text:span text:style-name="T19">L</text:span><text:span text:style-name="T7">es dimensions (hors DO domaine, sélectionné au préalable) sont classées dans l’ordre suivant :</text:span></text:p><text:p text:style-name="P6"/><text:p text:style-name="P6">En premier, les dimensions présentant des hiérarchies selon l’ordre du passage des agrégations :</text:p><text:p text:style-name="P6"/><text:p text:style-name="P15">1. CC</text:p><text:p text:style-name="P15">2. OP</text:p><text:p text:style-name="P15">3. AC</text:p><text:p text:style-name="P15">4. PA</text:p><text:p text:style-name="P15">5. SI</text:p><text:p text:style-name="P15">6. SP</text:p><text:p text:style-name="P15">7. PR</text:p><text:p text:style-name="P15">8. BR</text:p><text:p text:style-name="P15">9. AE</text:p><text:p text:style-name="P15">10. RG</text:p><text:p text:style-name="P7"/><text:p text:style-name="P5">Ensuite, les dimensions qui ne présentent pas de hiérarchie sont classées dans l’ordre alphabétique</text:p><text:p text:style-name="P5"/><text:p text:style-name="P5">1. BA</text:p><text:p text:style-name="P5">2. CO</text:p><text:p text:style-name="P5">3. DA</text:p><text:p text:style-name="P5">4. DT</text:p><text:p text:style-name="P5">5. ET</text:p><text:p text:style-name="P5">6. PA</text:p><text:p text:style-name="P5">7. PC</text:p><text:p text:style-name="P5">8. UN</text:p><text:p text:style-name="P8">9. VC</text:p><text:p text:style-name="P8"/><text:p text:style-name="P12"><text:span text:style-name="T11">S</text:span><text:span text:style-name="T7">i l’utilisateur choisit un nouveau domaine et valide son choix, la liste des dimensions est remise à jour et aucune modalité n’est sélectionnée pour chacune des dimensions.</text:span></text:p><text:p text:style-name="P16"/></draw:text-box></draw:frame><text:soft-page-break/></text:p>
      <text:p text:style-name="P24"><draw:frame draw:style-name="fr2" draw:name="Cadre6" text:anchor-type="paragraph" svg:x="0.497cm" svg:y="23.398cm" svg:width="16.974cm" draw:z-index="4"><draw:text-box fo:min-height="0.669cm"><text:p text:style-name="P21">Résultat attendu de la fonctionnalité<text:span text:style-name="T34"> : </text:span></text:p><text:p text:style-name="P3">L<text:span text:style-name="T60">a sélection des modalités par dimension pour le domaine est accessible.</text:span></text:p></draw:text-box></draw:frame><draw:frame draw:style-name="fr3" draw:name="Cadre9" text:anchor-type="paragraph" svg:x="0.467cm" svg:y="24.899cm" svg:width="16.974cm" draw:z-index="7"><draw:text-box fo:min-height="0.669cm"><text:p text:style-name="P22"><text:span text:style-name="T34">C</text:span><text:span text:style-name="T1">ritère d’acceptation – Jeux de test </text:span><text:span text:style-name="T24">(</text:span><text:span text:style-name="T25">y c.</text:span><text:span text:style-name="T24"> d</text:span><text:span text:style-name="T25">é</text:span><text:span text:style-name="T24">finition de prêt)</text:span></text:p><text:p text:style-name="P4">L<text:span text:style-name="T60">a sélection des modalités par dimension pour le domaine est accessible.</text:span></text:p><text:p text:style-name="P1"/></draw:text-box></draw:frame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4:17:32.388000000</dc:date>
    <meta:editing-duration>P2DT5H11M52S</meta:editing-duration>
    <meta:editing-cycles>179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3" meta:paragraph-count="58" meta:word-count="418" meta:character-count="2473" meta:non-whitespace-character-count="2109"/>
  </office:meta>
</office:document-meta>
</file>